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228" officeooo:paragraph-rsid="00038228"/>
    </style:style>
    <style:style style:name="P2" style:family="paragraph" style:parent-style-name="Standard">
      <style:text-properties officeooo:rsid="0004bd29" officeooo:paragraph-rsid="0004bd29"/>
    </style:style>
    <style:style style:name="P3" style:family="paragraph" style:parent-style-name="Text_20_body">
      <style:text-properties officeooo:rsid="00038228" officeooo:paragraph-rsid="00038228"/>
    </style:style>
    <style:style style:name="P4" style:family="paragraph" style:parent-style-name="Text_20_body">
      <style:text-properties fo:color="#000000" style:font-name="Calibri" fo:font-size="12pt" officeooo:paragraph-rsid="00038228"/>
    </style:style>
    <style:style style:name="P5" style:family="paragraph" style:parent-style-name="Text_20_body">
      <style:text-properties officeooo:paragraph-rsid="00038228"/>
    </style:style>
    <style:style style:name="P6" style:family="paragraph" style:parent-style-name="Text_20_body">
      <style:text-properties officeooo:paragraph-rsid="0004bd29"/>
    </style:style>
    <style:style style:name="P7" style:family="paragraph" style:parent-style-name="Preformatted_20_Text">
      <style:text-properties fo:color="#000000" style:font-name="Calibri" fo:font-size="12pt" officeooo:paragraph-rsid="00038228"/>
    </style:style>
    <style:style style:name="P8" style:family="paragraph" style:parent-style-name="Preformatted_20_Text">
      <style:text-properties fo:color="#000000" style:font-name="Calibri" fo:font-size="12pt" officeooo:rsid="000b55a7" officeooo:paragraph-rsid="000b55a7"/>
    </style:style>
    <style:style style:name="P9" style:family="paragraph" style:parent-style-name="Preformatted_20_Text">
      <style:paragraph-properties fo:margin-top="0in" fo:margin-bottom="0.1965in" loext:contextual-spacing="false"/>
    </style:style>
    <style:style style:name="P10" style:family="paragraph" style:parent-style-name="Text_20_body">
      <style:text-properties officeooo:rsid="000cf4f2" officeooo:paragraph-rsid="000cf4f2"/>
    </style:style>
    <style:style style:name="T1" style:family="text">
      <style:text-properties officeooo:rsid="00038228"/>
    </style:style>
    <style:style style:name="T2" style:family="text">
      <style:text-properties fo:color="#000000" style:font-name="Calibri" fo:font-size="12pt" officeooo:rsid="00038228"/>
    </style:style>
    <style:style style:name="T3" style:family="text">
      <style:text-properties fo:color="#000000" style:font-name="Calibri" fo:font-size="12pt" fo:font-weight="bold" officeooo:rsid="00038228" style:font-weight-asian="bold" style:font-weight-complex="bold"/>
    </style:style>
    <style:style style:name="T4" style:family="text">
      <style:text-properties officeooo:rsid="0004bd29"/>
    </style:style>
    <style:style style:name="T5" style:family="text">
      <style:text-properties fo:font-weight="bold" style:font-weight-asian="bold" style:font-weight-complex="bold"/>
    </style:style>
    <style:style style:name="T6" style:family="text">
      <style:text-properties fo:font-weight="bold" officeooo:rsid="0004bd29" style:font-weight-asian="bold" style:font-weight-complex="bold"/>
    </style:style>
    <style:style style:name="T7" style:family="text">
      <style:text-properties fo:font-weight="bold" officeooo:rsid="00038228" style:font-weight-asian="bold" style:font-weight-complex="bold"/>
    </style:style>
    <style:style style:name="T8" style:family="text">
      <style:text-properties fo:font-weight="normal" officeooo:rsid="0004bd29" style:font-weight-asian="normal" style:font-weight-complex="normal"/>
    </style:style>
    <style:style style:name="T9" style:family="text">
      <style:text-properties officeooo:rsid="0009139b"/>
    </style:style>
    <style:style style:name="T10" style:family="text">
      <style:text-properties officeooo:rsid="000abdaa"/>
    </style:style>
    <style:style style:name="T11" style:family="text">
      <style:text-properties officeooo:rsid="000b55a7"/>
    </style:style>
    <style:style style:name="T12" style:family="text">
      <style:text-properties officeooo:rsid="000cf4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ing the 127 lab to run Parallel or Distributed Programs</text:p>
      <text:p text:style-name="P3"/>
      <text:p text:style-name="P6"><text:bookmark text:name="yui_3_17_2_1_1518628998946_186"/><text:span text:style-name="T6">R</text:span><text:span text:style-name="T5">emote login to the lab</text:span><text:span text:style-name="T6"> 127</text:span> </text:p>
      <text:p text:style-name="P6"><text:span text:style-name="T4">a. </text:span>you need to logging to the main servers:</text:p>
      <text:p text:style-name="Text_20_body">ssh username@unixX.csc.calpoly.edu</text:p>
      <text:p text:style-name="Text_20_body"><text:tab/>x is 1-4 for 64 bit and 5 for 32 bits</text:p>
      <text:p text:style-name="Text_20_body"><text:span text:style-name="T4">b. </text:span>Once there login to the machines in the lab by:</text:p>
      <text:p text:style-name="Text_20_body">ssh 127x__.csc.calpoly.edu</text:p>
      <text:p text:style-name="Text_20_body">where __ can be any number from 8-37 (do not use 1 to 7 since they are being used for a hadoop cluster in the distributed computing class and you will see a slow down)</text:p>
      <text:p text:style-name="Text_20_body"/>
      <text:p text:style-name="Text_20_body"><text:span text:style-name="T7">A</text:span><text:span text:style-name="T1">. </text:span>The Nvidia nvcc <text:span text:style-name="T4">to run CUDA </text:span>compiler is at:</text:p>
      <text:p text:style-name="Text_20_body">/usr/local/cuda-<text:span text:style-name="T10">9</text:span>.0/bin/nvcc   (you<text:span text:style-name="T9">c</text:span> can always use the linux command locate nvcc to find where the compiler is in the system) </text:p>
      <text:p text:style-name="P10">The cuda compiler version may change overtime so run a : locate nvcc , to get the path to the compiler</text:p>
      <text:p text:style-name="Text_20_body"/>
      <text:p text:style-name="Text_20_body"><text:span text:style-name="T7">B.</text:span><text:span text:style-name="T1"> </text:span>Compiling openMP with gcc</text:p>
      <text:p text:style-name="Text_20_body">You can compile OpenMP with gcc and it will run on basically any multicore <text:span text:style-name="T4">architecture</text:span>, no need to download any library, but <text:span text:style-name="T4">needs the</text:span> flag -fopenmp <text:line-break/><text:line-break/>example: gcc -fopenmp helloOpenMP.c -o hello <text:line-break/><text:line-break/><text:span text:style-name="T7">C.</text:span><text:span text:style-name="T1"> </text:span>Compiling OpenMP with icc:<text:line-break/>To use the <text:span text:style-name="T4">amazing </text:span>intel compiler <text:span text:style-name="T4">(</text:span>to run openMP <text:s/><text:span text:style-name="T4">or any other </text:span><text:span text:style-name="T8">c program) </text:span>on the Xeon CPU <text:line-break/><text:line-break/><text:span text:style-name="T4">a. </text:span>source /opt/intel/compilers_and_libraries2017/linux/bin/compilervars.sh intel64 <text:line-break/><text:line-break/><text:span text:style-name="T4">b. </text:span>icc -qopenmp helloflops.c -o hello1 //c compiler equivalent to gcc <text:line-break/><text:span text:style-name="T4">c. </text:span>icpc ...//c++ compiler equivalent to g++ <text:line-break/></text:p>
      <text:p text:style-name="P3"><text:span text:style-name="T5">D.</text:span> To run MPI programs distributed on all 37 lab machines.</text:p>
      <text:p text:style-name="P8">//in terminal enter the following commands</text:p>
      <text:p text:style-name="P7"># Setup SSH passwordless login</text:p>
      <text:p text:style-name="Preformatted_20_Text">ssh-keygen</text:p>
      <text:p text:style-name="Preformatted_20_Text"><text:soft-page-break/># Run the setup.py script</text:p>
      <text:p text:style-name="Preformatted_20_Text">./setup.py </text:p>
      <text:p text:style-name="Preformatted_20_Text"># Fill the host_file <text:span text:style-name="T11">or use the one provided</text:span></text:p>
      <text:p text:style-name="Preformatted_20_Text">vim host_file</text:p>
      <text:p text:style-name="Preformatted_20_Text">################## <text:s/>Example host_file ############################</text:p>
      <text:p text:style-name="Preformatted_20_Text">127x08.csc.calpoly.edu </text:p>
      <text:p text:style-name="Preformatted_20_Text">127x14.csc.calpoly.edu </text:p>
      <text:p text:style-name="Preformatted_20_Text">127x15.csc.calpoly.edu </text:p>
      <text:p text:style-name="Preformatted_20_Text">127x16.csc.calpoly.edu </text:p>
      <text:p text:style-name="Preformatted_20_Text">127x17</text:p>
      <text:p text:style-name="Preformatted_20_Text">127x18</text:p>
      <text:p text:style-name="Preformatted_20_Text">127x19</text:p>
      <text:p text:style-name="Preformatted_20_Text">###################################################################</text:p>
      <text:p text:style-name="Preformatted_20_Text"/>
      <text:p text:style-name="Preformatted_20_Text"># Using LABMNGR.py</text:p>
      <text:p text:style-name="Preformatted_20_Text"># Shows the help and options of the program</text:p>
      <text:p text:style-name="Preformatted_20_Text">./LABMNGR.py -h </text:p>
      <text:p text:style-name="Preformatted_20_Text"/>
      <text:p text:style-name="Preformatted_20_Text"># In its simplest form, will launch 1 copy of the &lt;executable&gt; on all </text:p>
      <text:p text:style-name="Preformatted_20_Text"># machines specified in the 'host_file'</text:p>
      <text:p text:style-name="Preformatted_20_Text">./LABMNGR.py &lt;executable&gt;</text:p>
      <text:p text:style-name="Preformatted_20_Text"/>
      <text:p text:style-name="Preformatted_20_Text"># If you want to see more verbose output and a map of the cluster, use </text:p>
      <text:p text:style-name="Preformatted_20_Text"># the -v flag</text:p>
      <text:p text:style-name="Preformatted_20_Text">./LABMNGR.py -v &lt;executable&gt;</text:p>
      <text:p text:style-name="Preformatted_20_Text"/>
      <text:p text:style-name="Preformatted_20_Text"># If you want to launch more than 1 executable per machine, use the -n</text:p>
      <text:p text:style-name="Preformatted_20_Text"># flag, followed by the number</text:p>
      <text:p text:style-name="Preformatted_20_Text">./LABMNGR.py -n 3 &lt;executable&gt; </text:p>
      <text:p text:style-name="P9"># will launch 3 programs (mpi nodes) on each physical machine</text:p>
      <text:p text:style-name="P4"/>
      <text:p text:style-name="P5"><text:span text:style-name="T3">E.</text:span><text:span text:style-name="T2"> </text:span>If you want to also use the intel Xeon Phi Accelerator (MIC) the follow the next extra steps <text:line-break/><text:line-break/>ssh-keygen <text:line-break/>micctrl --sshkeys <text:line-break/>(Wait until 5 AM)  !!! The access passwords are reset at this time  so you need to wait to use them <text:line-break/> <text:line-break/>You only need to perform the above two commands once, after the wating to 5am is over than you can just access the Accelerator as follows (note you still will need to tipe the source /opt/.... comannd ) <text:line-break/><text:line-break/>ssh 127x__.csc.calpoly.edu (__ should be a machine lab number but do not use 08, 13, 31, 37.) <text:line-break/>source /opt/intel/compilers_and_libraries2017/linux/bin/compilervars.sh intel64 <text:line-break/>icc -mmic -vec-report=3 -03 helloflops1.c -o helloflops  //compile using the intel c compiler  <text:line-break/>./helloflops <text:s text:c="2"/>//run the program on CPU <text:line-break/><text:line-break/>ssh mic0 //connect to the accelerator <text:line-break/>scp helloflops mpanto01@mic0:/home/mpanto01 //copy file to accelerator </text:p>
      <text:p text:style-name="Standard"/>
      <text:p text:style-name="P1"><text:soft-page-break/><text:span text:style-name="T5">F.</text:span> Python compilers:</text:p>
      <text:p text:style-name="P1"/>
      <text:p text:style-name="P1">python 2.7</text:p>
      <text:p text:style-name="P1">python 3.4</text:p>
      <text:p text:style-name="P1">python 3.5 </text:p>
      <text:p text:style-name="P1"/>
      <text:p text:style-name="P1">are all installed and you can find them at:</text:p>
      <text:p text:style-name="P2">usr/lib</text:p>
      <text:p text:style-name="P1"/>
      <text:p text:style-name="P1"><text:span text:style-name="T5">G.</text:span> Tensorflow with and without gpu support is also installed: <text:span text:style-name="T4">usr/local/lib/python3.5/site-packages/</text:span></text:p>
      <text:p text:style-name="P1"/>
      <text:p text:style-name="P1"><text:span text:style-name="T5">H.</text:span> Elastic search is als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9:24:11.236480547</meta:creation-date>
    <dc:date>2018-12-06T14:11:39.182932137</dc:date>
    <meta:editing-duration>PT1H43M25S</meta:editing-duration>
    <meta:editing-cycles>7</meta:editing-cycles>
    <meta:generator>LibreOffice/5.1.6.2$Linux_X86_64 LibreOffice_project/10m0$Build-2</meta:generator>
    <meta:document-statistic meta:table-count="0" meta:image-count="0" meta:object-count="0" meta:page-count="3" meta:paragraph-count="52" meta:word-count="535" meta:character-count="3356" meta:non-whitespace-character-count="2824"/>
  </office:meta>
</office:document-meta>
</file>